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tos db_instruments</text:h>
      <text:h text:outline-level="2" text:style-name="Heading_2" text:is-list-header="true">Estructura de tabla para la tabla instrument</text:h>
      <table:table table:name="instrument_structure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Comentario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rl</text:p>
          </table:table-cell>
          <table:table-cell office:value-type="string">
            <text:p>varchar(20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instrument</text:h>
      <table:table table:name="instrument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url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0</meta:generator>
    <meta:initial-creator>phpMyAdmin 4.4.10</meta:initial-creator>
    <meta:creation-date>2016-02-26T18:32:41</meta:creation-date>
  </office:meta>
</office:document-meta>
</file>